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8a4e" officeooo:paragraph-rsid="000e8a4e"/>
    </style:style>
    <style:style style:name="P2" style:family="paragraph" style:parent-style-name="Standard">
      <style:text-properties officeooo:rsid="00104547" officeooo:paragraph-rsid="00104547"/>
    </style:style>
    <style:style style:name="P3" style:family="paragraph" style:parent-style-name="Text_20_body">
      <style:text-properties officeooo:rsid="00104547" officeooo:paragraph-rsid="00104547"/>
    </style:style>
    <style:style style:name="P4" style:family="paragraph" style:parent-style-name="Heading_20_1">
      <style:text-properties officeooo:rsid="000e8a4e" officeooo:paragraph-rsid="000e8a4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ext_20_body">
      <style:text-properties officeooo:rsid="001704fd" officeooo:paragraph-rsid="001704fd"/>
    </style:style>
    <style:style style:name="P7" style:family="paragraph" style:parent-style-name="Standard">
      <style:text-properties officeooo:rsid="00104547" officeooo:paragraph-rsid="00104547"/>
    </style:style>
    <style:style style:name="P8" style:family="paragraph" style:parent-style-name="Standard">
      <style:text-properties officeooo:rsid="001704fd" officeooo:paragraph-rsid="001704fd"/>
    </style:style>
    <style:style style:name="P9" style:family="paragraph" style:parent-style-name="Standard">
      <style:text-properties fo:font-weight="normal" officeooo:rsid="001704fd" officeooo:paragraph-rsid="001704fd" style:font-weight-asian="normal" style:font-weight-complex="normal"/>
    </style:style>
    <style:style style:name="P10" style:family="paragraph" style:parent-style-name="Standard">
      <style:text-properties officeooo:rsid="0019e347" officeooo:paragraph-rsid="0019e347"/>
    </style:style>
    <style:style style:name="P11" style:family="paragraph" style:parent-style-name="Heading_20_1">
      <style:text-properties officeooo:rsid="00104547" officeooo:paragraph-rsid="00104547"/>
    </style:style>
    <style:style style:name="P12" style:family="paragraph" style:parent-style-name="Heading_20_1">
      <style:text-properties officeooo:rsid="001704fd" officeooo:paragraph-rsid="001704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e3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Já no Strategy, a ideia é que você tenha uma estratégia (um algoritmo) para resolver um problema. </text:p>
      <text:h text:style-name="Heading_20_1" text:outline-level="1">Adapter</text:h>
      <text:p text:style-name="P1">Ele é um padrão que tem como objetivo pegar um codigo procedural e transformar em orientação a objetos , essa ação de trasformar uma codigo normal em um codigo orientado a objetos se chama de "Adapter"</text:p>
      <text:p text:style-name="P1"/>
      <text:p text:style-name="P1">um exemplo seria pegar a função date( ) do php que é chamada de forma procedural(Dentro do codigo), para transformar essa ação em POO , precisamos criar uma classe chamada Relogio e colocarmos uma funcão getData() e dentro desta função usamos a funcão date() , para ficar algo mais orientado a objetos seria correto criar uma interface chamada Data, assim obrigamos que nossas datas tenham um padrão de saida.</text:p>
      <text:p text:style-name="P1"/>
      <text:h text:style-name="P4" text:outline-level="1">Bridges</text:h>
      <text:p text:style-name="P2">Quando o código orientado a objeto acessa algo que esta fora da estrutura do site , isso é chamado de padrão bridges , que basicamente seria uma ponte aonde uma classe do projeto utilizando a POO acessa outro site ou outro sistema</text:p>
      <text:p text:style-name="P2"/>
      <text:p text:style-name="P2">Ex: pegar um mapa de um site </text:p>
      <text:p text:style-name="P2">para isso é criado classes que sites tem mapas como o google maps e o maplink</text:p>
      <text:p text:style-name="P2">cria classe do maplink , cria classe do googlemaps , entre elas cria uma interface para manter um padrão entre os metodos, e com isso é so instancia a classe que você quer usar .</text:p>
      <text:p text:style-name="P2">Essas classes são chamadas de bridges por que elas fazem uma ponte do site que tem o mapa para o seu site que quer o mapa.</text:p>
      <text:p text:style-name="P2"/>
      <text:p text:style-name="P3">Quando fizemos uso da Bridge, fizemos algo como:</text:p>
      <text:p text:style-name="Preformatted_20_Text"><text:span text:style-name="Source_20_Text">$m = new GoogleMaps();</text:span></text:p>
      <text:p text:style-name="P5"><text:span text:style-name="Source_20_Text">$m-&gt;pegaEndereco(...);</text:span></text:p>
      <text:p text:style-name="Text_20_body">Repare que fizemos <text:span text:style-name="Source_20_Text">new GoogleMaps()</text:span>. Como fazer para que isso seja flexível?</text:p>
      <text:p text:style-name="P3">Podemos fazer uso de uma Factory, por exemplo, que nos devolve a Bridge esperada naquele momento.</text:p>
      <text:p text:style-name="Text_20_body">Com a Factory, fica mais fácil mudar.</text:p>
      <text:h text:style-name="P11" text:outline-level="1">Command</text:h>
      <text:p text:style-name="P2"/>
      <text:p text:style-name="P2">A ideia do Command é abstrair um comando que deve ser executado, pois não é possível executá-lo naquele momento (pois precisamos por em uma fila ou coisa do tipo). </text:p>
      <text:p text:style-name="P2"/>
      <text:p text:style-name="P2">O nome desse padrão de projeto, que facilita a criação de comandos, chama-se <text:span text:style-name="Strong_20_Emphasis">Command</text:span>. Usamos ele quando temos que separar os comandos que serão executados do objeto que ele pertence. Um bom exemplo disso é o uso de filas de trabalho. </text:p>
      <text:p text:style-name="P2"/>
      <text:p text:style-name="P8"/>
      <text:p text:style-name="P8"/>
      <text:p text:style-name="P8"><text:soft-page-break/>Tenho <text:span text:style-name="T1">pedidos </text:span></text:p>
      <text:p text:style-name="P8">Quero guardar meus pedidos ? Crio uma <text:span text:style-name="T1">lista de pedidos</text:span></text:p>
      <text:p text:style-name="P8">pedidos tem ações , então tenho que <text:span text:style-name="T1">guardar as ações(COMANDOS)</text:span> do meu pedido na minha<text:span text:style-name="T1"> lista</text:span></text:p>
      <text:p text:style-name="P8"><text:span text:style-name="T1">guardo ações na lista</text:span></text:p>
      <text:p text:style-name="P8"><text:span text:style-name="T1">executo ações(Comando) da minha lista == mudo status dos meus pedidos</text:span></text:p>
      <text:p text:style-name="P8"><text:span text:style-name="T1"/></text:p>
      <text:p text:style-name="P8"><text:span text:style-name="T1">pedido de uma bicicleta </text:span></text:p>
      <text:p text:style-name="P8"><text:span text:style-name="T1"><text:tab/>comando(Pagar) -&gt;pode ser aprovado</text:span></text:p>
      <text:p text:style-name="P8"><text:span text:style-name="T1"><text:tab/>comando(não Pagar) -&gt; pode ser reprovado </text:span></text:p>
      <text:p text:style-name="P8"><text:span text:style-name="T1"><text:tab/>comando(Regeitado) -&gt;pedido finalizado (Finalizado)</text:span></text:p>
      <text:p text:style-name="P8"><text:span text:style-name="T1"/></text:p>
      <text:p text:style-name="P8"><text:span text:style-name="T1"/></text:p>
      <text:p text:style-name="P8"><text:span text:style-name="T1">Pedido(ações)-&gt;lista(pedidos(ações))-&gt;executo(lista(ações)) = = alterar status do pedido</text:span></text:p>
      <text:p text:style-name="P8"><text:span text:style-name="T1"/></text:p>
      <text:p text:style-name="P8"><text:span text:style-name="T1"/></text:p>
      <text:p text:style-name="P9"/>
      <text:h text:style-name="P12" text:outline-level="1">Façades</text:h>
      <text:p text:style-name="P6">Esse padrão de projeto, que provê uma "fachada" para os serviços disponibilizados pelos sub-sistemas, é conhecido pelo nome de <text:span text:style-name="Strong_20_Emphasis">Façade</text:span>.</text:p>
      <text:p text:style-name="Text_20_body">Como essa classe provê acesso a todos os outros sub-sistemas, é bem comum também que não haja mais de uma instância dessa classe espalhada pelo sistema.</text:p>
      <text:p text:style-name="P8">Uma Façade tende a ser muito acoplada, e ter uma interface gorda. Façades menores podem até ser úteis, mas também devem ser usadas com parcimônia </text:p>
      <text:p text:style-name="P8"/>
      <text:h text:style-name="P12" text:outline-level="1"><text:span text:style-name="T2">S</text:span>ingleton</text:h>
      <text:p text:style-name="P8"/>
      <text:p text:style-name="P8"/>
      <text:p text:style-name="P10">ele faz com que só exista uma única instância da classe em todo o sistema!</text:p>
      <text:p text:style-name="P10"/>
      <text:p text:style-name="P10">a estratégia consiste em deixar o construtor de alguma classe privado , criar uma atributo ex : instanciaDaClasseX <text:s/>deixando esse atributo privado e estático , dentro da classe tem um getAtributo para pegar o atributo privado , mas dentro desse get , <text:s/>o objetivo é verificar se a variável instanciaDaClasseX é null , se for null criamos um novo objeto da classeX e passamos esse objeto para o atributo <text:s/>instanciaDaClasseX e retornamos para quem chamou o metodo , caso esse atributo não seja nulo só retornamos para quem chamou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50S</meta:editing-duration>
    <meta:editing-cycles>10</meta:editing-cycles>
    <meta:generator>LibreOffice/5.1.6.2$Windows_x86 LibreOffice_project/07ac168c60a517dba0f0d7bc7540f5afa45f0909</meta:generator>
    <dc:date>2017-07-28T17:24:08.810000000</dc:date>
    <meta:document-statistic meta:table-count="0" meta:image-count="0" meta:object-count="0" meta:page-count="2" meta:paragraph-count="36" meta:word-count="614" meta:character-count="3605" meta:non-whitespace-character-count="3011"/>
    <meta:user-defined meta:name="Info 1"/>
    <meta:user-defined meta:name="Info 2"/>
    <meta:user-defined meta:name="Info 3"/>
    <meta:user-defined meta:name="Info 4"/>
  </office:meta>
</office:document-meta>
</file>